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9s sleep" table:style-name="ta1">
        <table:shapes>
          <draw:frame draw:z-index="0" draw:style-name="gr1" draw:text-style-name="P1" svg:width="1072.18pt" svg:height="704.75pt" svg:x="118.52pt" svg:y="3pt">
            <loext:p draw:notify-on-update-of-ranges="'9s sleep'.A1:'9s sleep'.A1000 '9s sleep'.B1:'9s sleep'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7462656" calcext:value-type="float">
            <text:p>-107462656</text:p>
          </table:table-cell>
          <table:table-cell office:value-type="string" calcext:value-type="string">
            <text:p>F9984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6889216" calcext:value-type="float">
            <text:p>-106889216</text:p>
          </table:table-cell>
          <table:table-cell office:value-type="string" calcext:value-type="string">
            <text:p>F9A1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6643456" calcext:value-type="float">
            <text:p>-106643456</text:p>
          </table:table-cell>
          <table:table-cell office:value-type="string" calcext:value-type="string">
            <text:p>F9A4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6708992" calcext:value-type="float">
            <text:p>-106708992</text:p>
          </table:table-cell>
          <table:table-cell office:value-type="string" calcext:value-type="string">
            <text:p>F9A3C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6708992" calcext:value-type="float">
            <text:p>-106708992</text:p>
          </table:table-cell>
          <table:table-cell office:value-type="string" calcext:value-type="string">
            <text:p>F9A3C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6708992" calcext:value-type="float">
            <text:p>-106708992</text:p>
          </table:table-cell>
          <table:table-cell office:value-type="string" calcext:value-type="string">
            <text:p>F9A3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6856448" calcext:value-type="float">
            <text:p>-106856448</text:p>
          </table:table-cell>
          <table:table-cell office:value-type="string" calcext:value-type="string">
            <text:p>F9A18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7069440" calcext:value-type="float">
            <text:p>-107069440</text:p>
          </table:table-cell>
          <table:table-cell office:value-type="string" calcext:value-type="string">
            <text:p>F99E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8380160" calcext:value-type="float">
            <text:p>-108380160</text:p>
          </table:table-cell>
          <table:table-cell office:value-type="string" calcext:value-type="string">
            <text:p>F98A4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4272640" calcext:value-type="float">
            <text:p>-124272640</text:p>
          </table:table-cell>
          <table:table-cell office:value-type="string" calcext:value-type="string">
            <text:p>F897C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4682240" calcext:value-type="float">
            <text:p>-124682240</text:p>
          </table:table-cell>
          <table:table-cell office:value-type="string" calcext:value-type="string">
            <text:p>F891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5140992" calcext:value-type="float">
            <text:p>-125140992</text:p>
          </table:table-cell>
          <table:table-cell office:value-type="string" calcext:value-type="string">
            <text:p>F88A8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5485056" calcext:value-type="float">
            <text:p>-125485056</text:p>
          </table:table-cell>
          <table:table-cell office:value-type="string" calcext:value-type="string">
            <text:p>F8854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5796352" calcext:value-type="float">
            <text:p>-125796352</text:p>
          </table:table-cell>
          <table:table-cell office:value-type="string" calcext:value-type="string">
            <text:p>F880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6009344" calcext:value-type="float">
            <text:p>-126009344</text:p>
          </table:table-cell>
          <table:table-cell office:value-type="string" calcext:value-type="string">
            <text:p>F87D4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6156800" calcext:value-type="float">
            <text:p>-126156800</text:p>
          </table:table-cell>
          <table:table-cell office:value-type="string" calcext:value-type="string">
            <text:p>F87B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6238720" calcext:value-type="float">
            <text:p>-126238720</text:p>
          </table:table-cell>
          <table:table-cell office:value-type="string" calcext:value-type="string">
            <text:p>F879C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26255104" calcext:value-type="float">
            <text:p>-126255104</text:p>
          </table:table-cell>
          <table:table-cell office:value-type="string" calcext:value-type="string">
            <text:p>F879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6189568" calcext:value-type="float">
            <text:p>-126189568</text:p>
          </table:table-cell>
          <table:table-cell office:value-type="string" calcext:value-type="string">
            <text:p>F87A8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5927424" calcext:value-type="float">
            <text:p>-125927424</text:p>
          </table:table-cell>
          <table:table-cell office:value-type="string" calcext:value-type="string">
            <text:p>F87E8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25255680" calcext:value-type="float">
            <text:p>-125255680</text:p>
          </table:table-cell>
          <table:table-cell office:value-type="string" calcext:value-type="string">
            <text:p>F888C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24764160" calcext:value-type="float">
            <text:p>-124764160</text:p>
          </table:table-cell>
          <table:table-cell office:value-type="string" calcext:value-type="string">
            <text:p>F8904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07626496" calcext:value-type="float">
            <text:p>-107626496</text:p>
          </table:table-cell>
          <table:table-cell office:value-type="string" calcext:value-type="string">
            <text:p>F995C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06840064" calcext:value-type="float">
            <text:p>-106840064</text:p>
          </table:table-cell>
          <table:table-cell office:value-type="string" calcext:value-type="string">
            <text:p>F9A1C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06725376" calcext:value-type="float">
            <text:p>-106725376</text:p>
          </table:table-cell>
          <table:table-cell office:value-type="string" calcext:value-type="string">
            <text:p>F9A3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06954752" calcext:value-type="float">
            <text:p>-106954752</text:p>
          </table:table-cell>
          <table:table-cell office:value-type="string" calcext:value-type="string">
            <text:p>F9A0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07544576" calcext:value-type="float">
            <text:p>-107544576</text:p>
          </table:table-cell>
          <table:table-cell office:value-type="string" calcext:value-type="string">
            <text:p>F997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4633088" calcext:value-type="float">
            <text:p>-124633088</text:p>
          </table:table-cell>
          <table:table-cell office:value-type="string" calcext:value-type="string">
            <text:p>F8924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25042688" calcext:value-type="float">
            <text:p>-125042688</text:p>
          </table:table-cell>
          <table:table-cell office:value-type="string" calcext:value-type="string">
            <text:p>F88C0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5370368" calcext:value-type="float">
            <text:p>-125370368</text:p>
          </table:table-cell>
          <table:table-cell office:value-type="string" calcext:value-type="string">
            <text:p>F8870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5894656" calcext:value-type="float">
            <text:p>-125894656</text:p>
          </table:table-cell>
          <table:table-cell office:value-type="string" calcext:value-type="string">
            <text:p>F87F0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6074880" calcext:value-type="float">
            <text:p>-126074880</text:p>
          </table:table-cell>
          <table:table-cell office:value-type="string" calcext:value-type="string">
            <text:p>F87C4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6140416" calcext:value-type="float">
            <text:p>-126140416</text:p>
          </table:table-cell>
          <table:table-cell office:value-type="string" calcext:value-type="string">
            <text:p>F87B4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6156800" calcext:value-type="float">
            <text:p>-126156800</text:p>
          </table:table-cell>
          <table:table-cell office:value-type="string" calcext:value-type="string">
            <text:p>F87B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943808" calcext:value-type="float">
            <text:p>-125943808</text:p>
          </table:table-cell>
          <table:table-cell office:value-type="string" calcext:value-type="string">
            <text:p>F87E4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5698048" calcext:value-type="float">
            <text:p>-125698048</text:p>
          </table:table-cell>
          <table:table-cell office:value-type="string" calcext:value-type="string">
            <text:p>F8820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5419520" calcext:value-type="float">
            <text:p>-125419520</text:p>
          </table:table-cell>
          <table:table-cell office:value-type="string" calcext:value-type="string">
            <text:p>F8864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4993536" calcext:value-type="float">
            <text:p>-124993536</text:p>
          </table:table-cell>
          <table:table-cell office:value-type="string" calcext:value-type="string">
            <text:p>F88CC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4534784" calcext:value-type="float">
            <text:p>-124534784</text:p>
          </table:table-cell>
          <table:table-cell office:value-type="string" calcext:value-type="string">
            <text:p>F893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3994112" calcext:value-type="float">
            <text:p>-123994112</text:p>
          </table:table-cell>
          <table:table-cell office:value-type="string" calcext:value-type="string">
            <text:p>F89C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07233280" calcext:value-type="float">
            <text:p>-107233280</text:p>
          </table:table-cell>
          <table:table-cell office:value-type="string" calcext:value-type="string">
            <text:p>F99BC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06921984" calcext:value-type="float">
            <text:p>-106921984</text:p>
          </table:table-cell>
          <table:table-cell office:value-type="string" calcext:value-type="string">
            <text:p>F9A08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06676224" calcext:value-type="float">
            <text:p>-106676224</text:p>
          </table:table-cell>
          <table:table-cell office:value-type="string" calcext:value-type="string">
            <text:p>F9A44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06496000" calcext:value-type="float">
            <text:p>-106496000</text:p>
          </table:table-cell>
          <table:table-cell office:value-type="string" calcext:value-type="string">
            <text:p>F9A7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06414080" calcext:value-type="float">
            <text:p>-106414080</text:p>
          </table:table-cell>
          <table:table-cell office:value-type="string" calcext:value-type="string">
            <text:p>F9A84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06446848" calcext:value-type="float">
            <text:p>-106446848</text:p>
          </table:table-cell>
          <table:table-cell office:value-type="string" calcext:value-type="string">
            <text:p>F9A7C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06545152" calcext:value-type="float">
            <text:p>-106545152</text:p>
          </table:table-cell>
          <table:table-cell office:value-type="string" calcext:value-type="string">
            <text:p>F9A64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06659840" calcext:value-type="float">
            <text:p>-106659840</text:p>
          </table:table-cell>
          <table:table-cell office:value-type="string" calcext:value-type="string">
            <text:p>F9A48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06889216" calcext:value-type="float">
            <text:p>-106889216</text:p>
          </table:table-cell>
          <table:table-cell office:value-type="string" calcext:value-type="string">
            <text:p>F9A10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07626496" calcext:value-type="float">
            <text:p>-107626496</text:p>
          </table:table-cell>
          <table:table-cell office:value-type="string" calcext:value-type="string">
            <text:p>F995C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4502016" calcext:value-type="float">
            <text:p>-124502016</text:p>
          </table:table-cell>
          <table:table-cell office:value-type="string" calcext:value-type="string">
            <text:p>F8944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24895232" calcext:value-type="float">
            <text:p>-124895232</text:p>
          </table:table-cell>
          <table:table-cell office:value-type="string" calcext:value-type="string">
            <text:p>F88E4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25190144" calcext:value-type="float">
            <text:p>-125190144</text:p>
          </table:table-cell>
          <table:table-cell office:value-type="string" calcext:value-type="string">
            <text:p>F889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5550592" calcext:value-type="float">
            <text:p>-125550592</text:p>
          </table:table-cell>
          <table:table-cell office:value-type="string" calcext:value-type="string">
            <text:p>F8844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25829120" calcext:value-type="float">
            <text:p>-125829120</text:p>
          </table:table-cell>
          <table:table-cell office:value-type="string" calcext:value-type="string">
            <text:p>F880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5976576" calcext:value-type="float">
            <text:p>-125976576</text:p>
          </table:table-cell>
          <table:table-cell office:value-type="string" calcext:value-type="string">
            <text:p>F87DC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26009344" calcext:value-type="float">
            <text:p>-126009344</text:p>
          </table:table-cell>
          <table:table-cell office:value-type="string" calcext:value-type="string">
            <text:p>F87D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26025728" calcext:value-type="float">
            <text:p>-126025728</text:p>
          </table:table-cell>
          <table:table-cell office:value-type="string" calcext:value-type="string">
            <text:p>F87D0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25976576" calcext:value-type="float">
            <text:p>-125976576</text:p>
          </table:table-cell>
          <table:table-cell office:value-type="string" calcext:value-type="string">
            <text:p>F87D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25714432" calcext:value-type="float">
            <text:p>-125714432</text:p>
          </table:table-cell>
          <table:table-cell office:value-type="string" calcext:value-type="string">
            <text:p>F881C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25403136" calcext:value-type="float">
            <text:p>-125403136</text:p>
          </table:table-cell>
          <table:table-cell office:value-type="string" calcext:value-type="string">
            <text:p>F8868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25059072" calcext:value-type="float">
            <text:p>-125059072</text:p>
          </table:table-cell>
          <table:table-cell office:value-type="string" calcext:value-type="string">
            <text:p>F88BC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24616704" calcext:value-type="float">
            <text:p>-124616704</text:p>
          </table:table-cell>
          <table:table-cell office:value-type="string" calcext:value-type="string">
            <text:p>F892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24059648" calcext:value-type="float">
            <text:p>-124059648</text:p>
          </table:table-cell>
          <table:table-cell office:value-type="string" calcext:value-type="string">
            <text:p>F89B0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1820800" calcext:value-type="float">
            <text:p>-111820800</text:p>
          </table:table-cell>
          <table:table-cell office:value-type="string" calcext:value-type="string">
            <text:p>F955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07397120" calcext:value-type="float">
            <text:p>-107397120</text:p>
          </table:table-cell>
          <table:table-cell office:value-type="string" calcext:value-type="string">
            <text:p>F9994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07036672" calcext:value-type="float">
            <text:p>-107036672</text:p>
          </table:table-cell>
          <table:table-cell office:value-type="string" calcext:value-type="string">
            <text:p>F99EC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06512384" calcext:value-type="float">
            <text:p>-106512384</text:p>
          </table:table-cell>
          <table:table-cell office:value-type="string" calcext:value-type="string">
            <text:p>F9A6C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06397696" calcext:value-type="float">
            <text:p>-106397696</text:p>
          </table:table-cell>
          <table:table-cell office:value-type="string" calcext:value-type="string">
            <text:p>F9A88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06446848" calcext:value-type="float">
            <text:p>-106446848</text:p>
          </table:table-cell>
          <table:table-cell office:value-type="string" calcext:value-type="string">
            <text:p>F9A7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06512384" calcext:value-type="float">
            <text:p>-106512384</text:p>
          </table:table-cell>
          <table:table-cell office:value-type="string" calcext:value-type="string">
            <text:p>F9A6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06627072" calcext:value-type="float">
            <text:p>-106627072</text:p>
          </table:table-cell>
          <table:table-cell office:value-type="string" calcext:value-type="string">
            <text:p>F9A5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06823680" calcext:value-type="float">
            <text:p>-106823680</text:p>
          </table:table-cell>
          <table:table-cell office:value-type="string" calcext:value-type="string">
            <text:p>F9A2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24452864" calcext:value-type="float">
            <text:p>-124452864</text:p>
          </table:table-cell>
          <table:table-cell office:value-type="string" calcext:value-type="string">
            <text:p>F895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24813312" calcext:value-type="float">
            <text:p>-124813312</text:p>
          </table:table-cell>
          <table:table-cell office:value-type="string" calcext:value-type="string">
            <text:p>F88F8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5157376" calcext:value-type="float">
            <text:p>-125157376</text:p>
          </table:table-cell>
          <table:table-cell office:value-type="string" calcext:value-type="string">
            <text:p>F88A4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5485056" calcext:value-type="float">
            <text:p>-125485056</text:p>
          </table:table-cell>
          <table:table-cell office:value-type="string" calcext:value-type="string">
            <text:p>F885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5763584" calcext:value-type="float">
            <text:p>-125763584</text:p>
          </table:table-cell>
          <table:table-cell office:value-type="string" calcext:value-type="string">
            <text:p>F8810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5943808" calcext:value-type="float">
            <text:p>-125943808</text:p>
          </table:table-cell>
          <table:table-cell office:value-type="string" calcext:value-type="string">
            <text:p>F87E4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5992960" calcext:value-type="float">
            <text:p>-125992960</text:p>
          </table:table-cell>
          <table:table-cell office:value-type="string" calcext:value-type="string">
            <text:p>F87D8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25960192" calcext:value-type="float">
            <text:p>-125960192</text:p>
          </table:table-cell>
          <table:table-cell office:value-type="string" calcext:value-type="string">
            <text:p>F87E0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25812736" calcext:value-type="float">
            <text:p>-125812736</text:p>
          </table:table-cell>
          <table:table-cell office:value-type="string" calcext:value-type="string">
            <text:p>F8804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25353984" calcext:value-type="float">
            <text:p>-125353984</text:p>
          </table:table-cell>
          <table:table-cell office:value-type="string" calcext:value-type="string">
            <text:p>F8874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24960768" calcext:value-type="float">
            <text:p>-124960768</text:p>
          </table:table-cell>
          <table:table-cell office:value-type="string" calcext:value-type="string">
            <text:p>F88D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24502016" calcext:value-type="float">
            <text:p>-124502016</text:p>
          </table:table-cell>
          <table:table-cell office:value-type="string" calcext:value-type="string">
            <text:p>F8944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3000448" calcext:value-type="float">
            <text:p>-113000448</text:p>
          </table:table-cell>
          <table:table-cell office:value-type="string" calcext:value-type="string">
            <text:p>F943C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08052480" calcext:value-type="float">
            <text:p>-108052480</text:p>
          </table:table-cell>
          <table:table-cell office:value-type="string" calcext:value-type="string">
            <text:p>F98F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06889216" calcext:value-type="float">
            <text:p>-106889216</text:p>
          </table:table-cell>
          <table:table-cell office:value-type="string" calcext:value-type="string">
            <text:p>F9A10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06692608" calcext:value-type="float">
            <text:p>-106692608</text:p>
          </table:table-cell>
          <table:table-cell office:value-type="string" calcext:value-type="string">
            <text:p>F9A40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06512384" calcext:value-type="float">
            <text:p>-106512384</text:p>
          </table:table-cell>
          <table:table-cell office:value-type="string" calcext:value-type="string">
            <text:p>F9A6C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06364928" calcext:value-type="float">
            <text:p>-106364928</text:p>
          </table:table-cell>
          <table:table-cell office:value-type="string" calcext:value-type="string">
            <text:p>F9A90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06283008" calcext:value-type="float">
            <text:p>-106283008</text:p>
          </table:table-cell>
          <table:table-cell office:value-type="string" calcext:value-type="string">
            <text:p>F9AA4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06364928" calcext:value-type="float">
            <text:p>-106364928</text:p>
          </table:table-cell>
          <table:table-cell office:value-type="string" calcext:value-type="string">
            <text:p>F9A9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06496000" calcext:value-type="float">
            <text:p>-106496000</text:p>
          </table:table-cell>
          <table:table-cell office:value-type="string" calcext:value-type="string">
            <text:p>F9A7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23928576" calcext:value-type="float">
            <text:p>-123928576</text:p>
          </table:table-cell>
          <table:table-cell office:value-type="string" calcext:value-type="string">
            <text:p>F89D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24370944" calcext:value-type="float">
            <text:p>-124370944</text:p>
          </table:table-cell>
          <table:table-cell office:value-type="string" calcext:value-type="string">
            <text:p>F8964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24796928" calcext:value-type="float">
            <text:p>-124796928</text:p>
          </table:table-cell>
          <table:table-cell office:value-type="string" calcext:value-type="string">
            <text:p>F88F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25091840" calcext:value-type="float">
            <text:p>-125091840</text:p>
          </table:table-cell>
          <table:table-cell office:value-type="string" calcext:value-type="string">
            <text:p>F88B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5435904" calcext:value-type="float">
            <text:p>-125435904</text:p>
          </table:table-cell>
          <table:table-cell office:value-type="string" calcext:value-type="string">
            <text:p>F886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25681664" calcext:value-type="float">
            <text:p>-125681664</text:p>
          </table:table-cell>
          <table:table-cell office:value-type="string" calcext:value-type="string">
            <text:p>F8824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5878272" calcext:value-type="float">
            <text:p>-125878272</text:p>
          </table:table-cell>
          <table:table-cell office:value-type="string" calcext:value-type="string">
            <text:p>F87F4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6025728" calcext:value-type="float">
            <text:p>-126025728</text:p>
          </table:table-cell>
          <table:table-cell office:value-type="string" calcext:value-type="string">
            <text:p>F87D0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25943808" calcext:value-type="float">
            <text:p>-125943808</text:p>
          </table:table-cell>
          <table:table-cell office:value-type="string" calcext:value-type="string">
            <text:p>F87E4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25845504" calcext:value-type="float">
            <text:p>-125845504</text:p>
          </table:table-cell>
          <table:table-cell office:value-type="string" calcext:value-type="string">
            <text:p>F87FC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25616128" calcext:value-type="float">
            <text:p>-125616128</text:p>
          </table:table-cell>
          <table:table-cell office:value-type="string" calcext:value-type="string">
            <text:p>F8834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25304832" calcext:value-type="float">
            <text:p>-125304832</text:p>
          </table:table-cell>
          <table:table-cell office:value-type="string" calcext:value-type="string">
            <text:p>F888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24977152" calcext:value-type="float">
            <text:p>-124977152</text:p>
          </table:table-cell>
          <table:table-cell office:value-type="string" calcext:value-type="string">
            <text:p>F88D0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24518400" calcext:value-type="float">
            <text:p>-124518400</text:p>
          </table:table-cell>
          <table:table-cell office:value-type="string" calcext:value-type="string">
            <text:p>F8940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1083520" calcext:value-type="float">
            <text:p>-111083520</text:p>
          </table:table-cell>
          <table:table-cell office:value-type="string" calcext:value-type="string">
            <text:p>F961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09002752" calcext:value-type="float">
            <text:p>-109002752</text:p>
          </table:table-cell>
          <table:table-cell office:value-type="string" calcext:value-type="string">
            <text:p>F980C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07036672" calcext:value-type="float">
            <text:p>-107036672</text:p>
          </table:table-cell>
          <table:table-cell office:value-type="string" calcext:value-type="string">
            <text:p>F99EC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06676224" calcext:value-type="float">
            <text:p>-106676224</text:p>
          </table:table-cell>
          <table:table-cell office:value-type="string" calcext:value-type="string">
            <text:p>F9A44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06512384" calcext:value-type="float">
            <text:p>-106512384</text:p>
          </table:table-cell>
          <table:table-cell office:value-type="string" calcext:value-type="string">
            <text:p>F9A6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06414080" calcext:value-type="float">
            <text:p>-106414080</text:p>
          </table:table-cell>
          <table:table-cell office:value-type="string" calcext:value-type="string">
            <text:p>F9A84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06414080" calcext:value-type="float">
            <text:p>-106414080</text:p>
          </table:table-cell>
          <table:table-cell office:value-type="string" calcext:value-type="string">
            <text:p>F9A8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06496000" calcext:value-type="float">
            <text:p>-106496000</text:p>
          </table:table-cell>
          <table:table-cell office:value-type="string" calcext:value-type="string">
            <text:p>F9A7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06610688" calcext:value-type="float">
            <text:p>-106610688</text:p>
          </table:table-cell>
          <table:table-cell office:value-type="string" calcext:value-type="string">
            <text:p>F9A5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06790912" calcext:value-type="float">
            <text:p>-106790912</text:p>
          </table:table-cell>
          <table:table-cell office:value-type="string" calcext:value-type="string">
            <text:p>F9A2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3754112" calcext:value-type="float">
            <text:p>-113754112</text:p>
          </table:table-cell>
          <table:table-cell office:value-type="string" calcext:value-type="string">
            <text:p>F9384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24059648" calcext:value-type="float">
            <text:p>-124059648</text:p>
          </table:table-cell>
          <table:table-cell office:value-type="string" calcext:value-type="string">
            <text:p>F89B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24469248" calcext:value-type="float">
            <text:p>-124469248</text:p>
          </table:table-cell>
          <table:table-cell office:value-type="string" calcext:value-type="string">
            <text:p>F894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24928000" calcext:value-type="float">
            <text:p>-124928000</text:p>
          </table:table-cell>
          <table:table-cell office:value-type="string" calcext:value-type="string">
            <text:p>F88D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5321216" calcext:value-type="float">
            <text:p>-125321216</text:p>
          </table:table-cell>
          <table:table-cell office:value-type="string" calcext:value-type="string">
            <text:p>F887C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5583360" calcext:value-type="float">
            <text:p>-125583360</text:p>
          </table:table-cell>
          <table:table-cell office:value-type="string" calcext:value-type="string">
            <text:p>F883C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25829120" calcext:value-type="float">
            <text:p>-125829120</text:p>
          </table:table-cell>
          <table:table-cell office:value-type="string" calcext:value-type="string">
            <text:p>F880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6009344" calcext:value-type="float">
            <text:p>-126009344</text:p>
          </table:table-cell>
          <table:table-cell office:value-type="string" calcext:value-type="string">
            <text:p>F87D4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6140416" calcext:value-type="float">
            <text:p>-126140416</text:p>
          </table:table-cell>
          <table:table-cell office:value-type="string" calcext:value-type="string">
            <text:p>F87B4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26140416" calcext:value-type="float">
            <text:p>-126140416</text:p>
          </table:table-cell>
          <table:table-cell office:value-type="string" calcext:value-type="string">
            <text:p>F87B4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25960192" calcext:value-type="float">
            <text:p>-125960192</text:p>
          </table:table-cell>
          <table:table-cell office:value-type="string" calcext:value-type="string">
            <text:p>F87E0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25779968" calcext:value-type="float">
            <text:p>-125779968</text:p>
          </table:table-cell>
          <table:table-cell office:value-type="string" calcext:value-type="string">
            <text:p>F880C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25534208" calcext:value-type="float">
            <text:p>-125534208</text:p>
          </table:table-cell>
          <table:table-cell office:value-type="string" calcext:value-type="string">
            <text:p>F884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25140992" calcext:value-type="float">
            <text:p>-125140992</text:p>
          </table:table-cell>
          <table:table-cell office:value-type="string" calcext:value-type="string">
            <text:p>F88A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24665856" calcext:value-type="float">
            <text:p>-124665856</text:p>
          </table:table-cell>
          <table:table-cell office:value-type="string" calcext:value-type="string">
            <text:p>F891C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24141568" calcext:value-type="float">
            <text:p>-124141568</text:p>
          </table:table-cell>
          <table:table-cell office:value-type="string" calcext:value-type="string">
            <text:p>F899C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07085824" calcext:value-type="float">
            <text:p>-107085824</text:p>
          </table:table-cell>
          <table:table-cell office:value-type="string" calcext:value-type="string">
            <text:p>F99E0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8407168" calcext:value-type="float">
            <text:p>-118407168</text:p>
          </table:table-cell>
          <table:table-cell office:value-type="string" calcext:value-type="string">
            <text:p>F8F14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9242752" calcext:value-type="float">
            <text:p>-119242752</text:p>
          </table:table-cell>
          <table:table-cell office:value-type="string" calcext:value-type="string">
            <text:p>F8E48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20061952" calcext:value-type="float">
            <text:p>-120061952</text:p>
          </table:table-cell>
          <table:table-cell office:value-type="string" calcext:value-type="string">
            <text:p>F8D80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24354560" calcext:value-type="float">
            <text:p>-124354560</text:p>
          </table:table-cell>
          <table:table-cell office:value-type="string" calcext:value-type="string">
            <text:p>F8968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24878848" calcext:value-type="float">
            <text:p>-124878848</text:p>
          </table:table-cell>
          <table:table-cell office:value-type="string" calcext:value-type="string">
            <text:p>F88E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25288448" calcext:value-type="float">
            <text:p>-125288448</text:p>
          </table:table-cell>
          <table:table-cell office:value-type="string" calcext:value-type="string">
            <text:p>F888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25583360" calcext:value-type="float">
            <text:p>-125583360</text:p>
          </table:table-cell>
          <table:table-cell office:value-type="string" calcext:value-type="string">
            <text:p>F883C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5960192" calcext:value-type="float">
            <text:p>-125960192</text:p>
          </table:table-cell>
          <table:table-cell office:value-type="string" calcext:value-type="string">
            <text:p>F87E0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26337024" calcext:value-type="float">
            <text:p>-126337024</text:p>
          </table:table-cell>
          <table:table-cell office:value-type="string" calcext:value-type="string">
            <text:p>F8784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26500864" calcext:value-type="float">
            <text:p>-126500864</text:p>
          </table:table-cell>
          <table:table-cell office:value-type="string" calcext:value-type="string">
            <text:p>F875C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26500864" calcext:value-type="float">
            <text:p>-126500864</text:p>
          </table:table-cell>
          <table:table-cell office:value-type="string" calcext:value-type="string">
            <text:p>F875C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26566400" calcext:value-type="float">
            <text:p>-126566400</text:p>
          </table:table-cell>
          <table:table-cell office:value-type="string" calcext:value-type="string">
            <text:p>F874C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6550016" calcext:value-type="float">
            <text:p>-126550016</text:p>
          </table:table-cell>
          <table:table-cell office:value-type="string" calcext:value-type="string">
            <text:p>F875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6402560" calcext:value-type="float">
            <text:p>-126402560</text:p>
          </table:table-cell>
          <table:table-cell office:value-type="string" calcext:value-type="string">
            <text:p>F8774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6156800" calcext:value-type="float">
            <text:p>-126156800</text:p>
          </table:table-cell>
          <table:table-cell office:value-type="string" calcext:value-type="string">
            <text:p>F87B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5796352" calcext:value-type="float">
            <text:p>-125796352</text:p>
          </table:table-cell>
          <table:table-cell office:value-type="string" calcext:value-type="string">
            <text:p>F8808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25403136" calcext:value-type="float">
            <text:p>-125403136</text:p>
          </table:table-cell>
          <table:table-cell office:value-type="string" calcext:value-type="string">
            <text:p>F8868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24829696" calcext:value-type="float">
            <text:p>-124829696</text:p>
          </table:table-cell>
          <table:table-cell office:value-type="string" calcext:value-type="string">
            <text:p>F88F4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4190720" calcext:value-type="float">
            <text:p>-124190720</text:p>
          </table:table-cell>
          <table:table-cell office:value-type="string" calcext:value-type="string">
            <text:p>F8990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07151360" calcext:value-type="float">
            <text:p>-107151360</text:p>
          </table:table-cell>
          <table:table-cell office:value-type="string" calcext:value-type="string">
            <text:p>F99D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07036672" calcext:value-type="float">
            <text:p>-107036672</text:p>
          </table:table-cell>
          <table:table-cell office:value-type="string" calcext:value-type="string">
            <text:p>F99EC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7020288" calcext:value-type="float">
            <text:p>-107020288</text:p>
          </table:table-cell>
          <table:table-cell office:value-type="string" calcext:value-type="string">
            <text:p>F99F0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06987520" calcext:value-type="float">
            <text:p>-106987520</text:p>
          </table:table-cell>
          <table:table-cell office:value-type="string" calcext:value-type="string">
            <text:p>F99F8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06971136" calcext:value-type="float">
            <text:p>-106971136</text:p>
          </table:table-cell>
          <table:table-cell office:value-type="string" calcext:value-type="string">
            <text:p>F99F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8996992" calcext:value-type="float">
            <text:p>-118996992</text:p>
          </table:table-cell>
          <table:table-cell office:value-type="string" calcext:value-type="string">
            <text:p>F8E84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22683392" calcext:value-type="float">
            <text:p>-122683392</text:p>
          </table:table-cell>
          <table:table-cell office:value-type="string" calcext:value-type="string">
            <text:p>F8B00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4256256" calcext:value-type="float">
            <text:p>-124256256</text:p>
          </table:table-cell>
          <table:table-cell office:value-type="string" calcext:value-type="string">
            <text:p>F8980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24731392" calcext:value-type="float">
            <text:p>-124731392</text:p>
          </table:table-cell>
          <table:table-cell office:value-type="string" calcext:value-type="string">
            <text:p>F890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25206528" calcext:value-type="float">
            <text:p>-125206528</text:p>
          </table:table-cell>
          <table:table-cell office:value-type="string" calcext:value-type="string">
            <text:p>F889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25534208" calcext:value-type="float">
            <text:p>-125534208</text:p>
          </table:table-cell>
          <table:table-cell office:value-type="string" calcext:value-type="string">
            <text:p>F8848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5796352" calcext:value-type="float">
            <text:p>-125796352</text:p>
          </table:table-cell>
          <table:table-cell office:value-type="string" calcext:value-type="string">
            <text:p>F8808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26124032" calcext:value-type="float">
            <text:p>-126124032</text:p>
          </table:table-cell>
          <table:table-cell office:value-type="string" calcext:value-type="string">
            <text:p>F87B8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26320640" calcext:value-type="float">
            <text:p>-126320640</text:p>
          </table:table-cell>
          <table:table-cell office:value-type="string" calcext:value-type="string">
            <text:p>F8788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26451712" calcext:value-type="float">
            <text:p>-126451712</text:p>
          </table:table-cell>
          <table:table-cell office:value-type="string" calcext:value-type="string">
            <text:p>F8768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26550016" calcext:value-type="float">
            <text:p>-126550016</text:p>
          </table:table-cell>
          <table:table-cell office:value-type="string" calcext:value-type="string">
            <text:p>F875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6517248" calcext:value-type="float">
            <text:p>-126517248</text:p>
          </table:table-cell>
          <table:table-cell office:value-type="string" calcext:value-type="string">
            <text:p>F8758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6271488" calcext:value-type="float">
            <text:p>-126271488</text:p>
          </table:table-cell>
          <table:table-cell office:value-type="string" calcext:value-type="string">
            <text:p>F879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6025728" calcext:value-type="float">
            <text:p>-126025728</text:p>
          </table:table-cell>
          <table:table-cell office:value-type="string" calcext:value-type="string">
            <text:p>F87D0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5665280" calcext:value-type="float">
            <text:p>-125665280</text:p>
          </table:table-cell>
          <table:table-cell office:value-type="string" calcext:value-type="string">
            <text:p>F882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5190144" calcext:value-type="float">
            <text:p>-125190144</text:p>
          </table:table-cell>
          <table:table-cell office:value-type="string" calcext:value-type="string">
            <text:p>F889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24780544" calcext:value-type="float">
            <text:p>-124780544</text:p>
          </table:table-cell>
          <table:table-cell office:value-type="string" calcext:value-type="string">
            <text:p>F890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4223488" calcext:value-type="float">
            <text:p>-124223488</text:p>
          </table:table-cell>
          <table:table-cell office:value-type="string" calcext:value-type="string">
            <text:p>F8988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07298816" calcext:value-type="float">
            <text:p>-107298816</text:p>
          </table:table-cell>
          <table:table-cell office:value-type="string" calcext:value-type="string">
            <text:p>F99AC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06938368" calcext:value-type="float">
            <text:p>-106938368</text:p>
          </table:table-cell>
          <table:table-cell office:value-type="string" calcext:value-type="string">
            <text:p>F9A0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06954752" calcext:value-type="float">
            <text:p>-106954752</text:p>
          </table:table-cell>
          <table:table-cell office:value-type="string" calcext:value-type="string">
            <text:p>F9A00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06971136" calcext:value-type="float">
            <text:p>-106971136</text:p>
          </table:table-cell>
          <table:table-cell office:value-type="string" calcext:value-type="string">
            <text:p>F99FC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07462656" calcext:value-type="float">
            <text:p>-107462656</text:p>
          </table:table-cell>
          <table:table-cell office:value-type="string" calcext:value-type="string">
            <text:p>F9984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8996992" calcext:value-type="float">
            <text:p>-118996992</text:p>
          </table:table-cell>
          <table:table-cell office:value-type="string" calcext:value-type="string">
            <text:p>F8E84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24600320" calcext:value-type="float">
            <text:p>-124600320</text:p>
          </table:table-cell>
          <table:table-cell office:value-type="string" calcext:value-type="string">
            <text:p>F892C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25026304" calcext:value-type="float">
            <text:p>-125026304</text:p>
          </table:table-cell>
          <table:table-cell office:value-type="string" calcext:value-type="string">
            <text:p>F88C4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25452288" calcext:value-type="float">
            <text:p>-125452288</text:p>
          </table:table-cell>
          <table:table-cell office:value-type="string" calcext:value-type="string">
            <text:p>F885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25779968" calcext:value-type="float">
            <text:p>-125779968</text:p>
          </table:table-cell>
          <table:table-cell office:value-type="string" calcext:value-type="string">
            <text:p>F880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26009344" calcext:value-type="float">
            <text:p>-126009344</text:p>
          </table:table-cell>
          <table:table-cell office:value-type="string" calcext:value-type="string">
            <text:p>F87D4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26255104" calcext:value-type="float">
            <text:p>-126255104</text:p>
          </table:table-cell>
          <table:table-cell office:value-type="string" calcext:value-type="string">
            <text:p>F879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26451712" calcext:value-type="float">
            <text:p>-126451712</text:p>
          </table:table-cell>
          <table:table-cell office:value-type="string" calcext:value-type="string">
            <text:p>F8768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26533632" calcext:value-type="float">
            <text:p>-126533632</text:p>
          </table:table-cell>
          <table:table-cell office:value-type="string" calcext:value-type="string">
            <text:p>F875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26369792" calcext:value-type="float">
            <text:p>-126369792</text:p>
          </table:table-cell>
          <table:table-cell office:value-type="string" calcext:value-type="string">
            <text:p>F877C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5911040" calcext:value-type="float">
            <text:p>-125911040</text:p>
          </table:table-cell>
          <table:table-cell office:value-type="string" calcext:value-type="string">
            <text:p>F87EC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25190144" calcext:value-type="float">
            <text:p>-125190144</text:p>
          </table:table-cell>
          <table:table-cell office:value-type="string" calcext:value-type="string">
            <text:p>F889C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4698624" calcext:value-type="float">
            <text:p>-124698624</text:p>
          </table:table-cell>
          <table:table-cell office:value-type="string" calcext:value-type="string">
            <text:p>F891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4092416" calcext:value-type="float">
            <text:p>-124092416</text:p>
          </table:table-cell>
          <table:table-cell office:value-type="string" calcext:value-type="string">
            <text:p>F89A8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07446272" calcext:value-type="float">
            <text:p>-107446272</text:p>
          </table:table-cell>
          <table:table-cell office:value-type="string" calcext:value-type="string">
            <text:p>F9988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07085824" calcext:value-type="float">
            <text:p>-107085824</text:p>
          </table:table-cell>
          <table:table-cell office:value-type="string" calcext:value-type="string">
            <text:p>F99E0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06905600" calcext:value-type="float">
            <text:p>-106905600</text:p>
          </table:table-cell>
          <table:table-cell office:value-type="string" calcext:value-type="string">
            <text:p>F9A0C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06627072" calcext:value-type="float">
            <text:p>-106627072</text:p>
          </table:table-cell>
          <table:table-cell office:value-type="string" calcext:value-type="string">
            <text:p>F9A50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06643456" calcext:value-type="float">
            <text:p>-106643456</text:p>
          </table:table-cell>
          <table:table-cell office:value-type="string" calcext:value-type="string">
            <text:p>F9A4C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06692608" calcext:value-type="float">
            <text:p>-106692608</text:p>
          </table:table-cell>
          <table:table-cell office:value-type="string" calcext:value-type="string">
            <text:p>F9A4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06840064" calcext:value-type="float">
            <text:p>-106840064</text:p>
          </table:table-cell>
          <table:table-cell office:value-type="string" calcext:value-type="string">
            <text:p>F9A1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24534784" calcext:value-type="float">
            <text:p>-124534784</text:p>
          </table:table-cell>
          <table:table-cell office:value-type="string" calcext:value-type="string">
            <text:p>F893C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25009920" calcext:value-type="float">
            <text:p>-125009920</text:p>
          </table:table-cell>
          <table:table-cell office:value-type="string" calcext:value-type="string">
            <text:p>F88C8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25288448" calcext:value-type="float">
            <text:p>-125288448</text:p>
          </table:table-cell>
          <table:table-cell office:value-type="string" calcext:value-type="string">
            <text:p>F8884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25550592" calcext:value-type="float">
            <text:p>-125550592</text:p>
          </table:table-cell>
          <table:table-cell office:value-type="string" calcext:value-type="string">
            <text:p>F8844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25829120" calcext:value-type="float">
            <text:p>-125829120</text:p>
          </table:table-cell>
          <table:table-cell office:value-type="string" calcext:value-type="string">
            <text:p>F8800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26271488" calcext:value-type="float">
            <text:p>-126271488</text:p>
          </table:table-cell>
          <table:table-cell office:value-type="string" calcext:value-type="string">
            <text:p>F8794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26304256" calcext:value-type="float">
            <text:p>-126304256</text:p>
          </table:table-cell>
          <table:table-cell office:value-type="string" calcext:value-type="string">
            <text:p>F878C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6255104" calcext:value-type="float">
            <text:p>-126255104</text:p>
          </table:table-cell>
          <table:table-cell office:value-type="string" calcext:value-type="string">
            <text:p>F8798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5894656" calcext:value-type="float">
            <text:p>-125894656</text:p>
          </table:table-cell>
          <table:table-cell office:value-type="string" calcext:value-type="string">
            <text:p>F87F0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25239296" calcext:value-type="float">
            <text:p>-125239296</text:p>
          </table:table-cell>
          <table:table-cell office:value-type="string" calcext:value-type="string">
            <text:p>F8890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4731392" calcext:value-type="float">
            <text:p>-124731392</text:p>
          </table:table-cell>
          <table:table-cell office:value-type="string" calcext:value-type="string">
            <text:p>F890C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1421824" calcext:value-type="float">
            <text:p>-121421824</text:p>
          </table:table-cell>
          <table:table-cell office:value-type="string" calcext:value-type="string">
            <text:p>F8C3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08740608" calcext:value-type="float">
            <text:p>-108740608</text:p>
          </table:table-cell>
          <table:table-cell office:value-type="string" calcext:value-type="string">
            <text:p>F984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06856448" calcext:value-type="float">
            <text:p>-106856448</text:p>
          </table:table-cell>
          <table:table-cell office:value-type="string" calcext:value-type="string">
            <text:p>F9A18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06741760" calcext:value-type="float">
            <text:p>-106741760</text:p>
          </table:table-cell>
          <table:table-cell office:value-type="string" calcext:value-type="string">
            <text:p>F9A34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06692608" calcext:value-type="float">
            <text:p>-106692608</text:p>
          </table:table-cell>
          <table:table-cell office:value-type="string" calcext:value-type="string">
            <text:p>F9A4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06807296" calcext:value-type="float">
            <text:p>-106807296</text:p>
          </table:table-cell>
          <table:table-cell office:value-type="string" calcext:value-type="string">
            <text:p>F9A24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07020288" calcext:value-type="float">
            <text:p>-107020288</text:p>
          </table:table-cell>
          <table:table-cell office:value-type="string" calcext:value-type="string">
            <text:p>F99F0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24059648" calcext:value-type="float">
            <text:p>-124059648</text:p>
          </table:table-cell>
          <table:table-cell office:value-type="string" calcext:value-type="string">
            <text:p>F89B0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24518400" calcext:value-type="float">
            <text:p>-124518400</text:p>
          </table:table-cell>
          <table:table-cell office:value-type="string" calcext:value-type="string">
            <text:p>F8940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25026304" calcext:value-type="float">
            <text:p>-125026304</text:p>
          </table:table-cell>
          <table:table-cell office:value-type="string" calcext:value-type="string">
            <text:p>F88C4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25386752" calcext:value-type="float">
            <text:p>-125386752</text:p>
          </table:table-cell>
          <table:table-cell office:value-type="string" calcext:value-type="string">
            <text:p>F886C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25681664" calcext:value-type="float">
            <text:p>-125681664</text:p>
          </table:table-cell>
          <table:table-cell office:value-type="string" calcext:value-type="string">
            <text:p>F8824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26058496" calcext:value-type="float">
            <text:p>-126058496</text:p>
          </table:table-cell>
          <table:table-cell office:value-type="string" calcext:value-type="string">
            <text:p>F87C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26271488" calcext:value-type="float">
            <text:p>-126271488</text:p>
          </table:table-cell>
          <table:table-cell office:value-type="string" calcext:value-type="string">
            <text:p>F8794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26353408" calcext:value-type="float">
            <text:p>-126353408</text:p>
          </table:table-cell>
          <table:table-cell office:value-type="string" calcext:value-type="string">
            <text:p>F8780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26418944" calcext:value-type="float">
            <text:p>-126418944</text:p>
          </table:table-cell>
          <table:table-cell office:value-type="string" calcext:value-type="string">
            <text:p>F8770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6353408" calcext:value-type="float">
            <text:p>-126353408</text:p>
          </table:table-cell>
          <table:table-cell office:value-type="string" calcext:value-type="string">
            <text:p>F8780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6222336" calcext:value-type="float">
            <text:p>-126222336</text:p>
          </table:table-cell>
          <table:table-cell office:value-type="string" calcext:value-type="string">
            <text:p>F87A0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5894656" calcext:value-type="float">
            <text:p>-125894656</text:p>
          </table:table-cell>
          <table:table-cell office:value-type="string" calcext:value-type="string">
            <text:p>F87F0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25566976" calcext:value-type="float">
            <text:p>-125566976</text:p>
          </table:table-cell>
          <table:table-cell office:value-type="string" calcext:value-type="string">
            <text:p>F8840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25255680" calcext:value-type="float">
            <text:p>-125255680</text:p>
          </table:table-cell>
          <table:table-cell office:value-type="string" calcext:value-type="string">
            <text:p>F888C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4747776" calcext:value-type="float">
            <text:p>-124747776</text:p>
          </table:table-cell>
          <table:table-cell office:value-type="string" calcext:value-type="string">
            <text:p>F8908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2175488" calcext:value-type="float">
            <text:p>-122175488</text:p>
          </table:table-cell>
          <table:table-cell office:value-type="string" calcext:value-type="string">
            <text:p>F8B7C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06954752" calcext:value-type="float">
            <text:p>-106954752</text:p>
          </table:table-cell>
          <table:table-cell office:value-type="string" calcext:value-type="string">
            <text:p>F9A0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06872832" calcext:value-type="float">
            <text:p>-106872832</text:p>
          </table:table-cell>
          <table:table-cell office:value-type="string" calcext:value-type="string">
            <text:p>F9A14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06790912" calcext:value-type="float">
            <text:p>-106790912</text:p>
          </table:table-cell>
          <table:table-cell office:value-type="string" calcext:value-type="string">
            <text:p>F9A28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06774528" calcext:value-type="float">
            <text:p>-106774528</text:p>
          </table:table-cell>
          <table:table-cell office:value-type="string" calcext:value-type="string">
            <text:p>F9A2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06823680" calcext:value-type="float">
            <text:p>-106823680</text:p>
          </table:table-cell>
          <table:table-cell office:value-type="string" calcext:value-type="string">
            <text:p>F9A20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06987520" calcext:value-type="float">
            <text:p>-106987520</text:p>
          </table:table-cell>
          <table:table-cell office:value-type="string" calcext:value-type="string">
            <text:p>F99F8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24338176" calcext:value-type="float">
            <text:p>-124338176</text:p>
          </table:table-cell>
          <table:table-cell office:value-type="string" calcext:value-type="string">
            <text:p>F896C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24764160" calcext:value-type="float">
            <text:p>-124764160</text:p>
          </table:table-cell>
          <table:table-cell office:value-type="string" calcext:value-type="string">
            <text:p>F8904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25222912" calcext:value-type="float">
            <text:p>-125222912</text:p>
          </table:table-cell>
          <table:table-cell office:value-type="string" calcext:value-type="string">
            <text:p>F8894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25534208" calcext:value-type="float">
            <text:p>-125534208</text:p>
          </table:table-cell>
          <table:table-cell office:value-type="string" calcext:value-type="string">
            <text:p>F8848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25845504" calcext:value-type="float">
            <text:p>-125845504</text:p>
          </table:table-cell>
          <table:table-cell office:value-type="string" calcext:value-type="string">
            <text:p>F87FC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26074880" calcext:value-type="float">
            <text:p>-126074880</text:p>
          </table:table-cell>
          <table:table-cell office:value-type="string" calcext:value-type="string">
            <text:p>F87C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26222336" calcext:value-type="float">
            <text:p>-126222336</text:p>
          </table:table-cell>
          <table:table-cell office:value-type="string" calcext:value-type="string">
            <text:p>F87A0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26337024" calcext:value-type="float">
            <text:p>-126337024</text:p>
          </table:table-cell>
          <table:table-cell office:value-type="string" calcext:value-type="string">
            <text:p>F8784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6287872" calcext:value-type="float">
            <text:p>-126287872</text:p>
          </table:table-cell>
          <table:table-cell office:value-type="string" calcext:value-type="string">
            <text:p>F8790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6124032" calcext:value-type="float">
            <text:p>-126124032</text:p>
          </table:table-cell>
          <table:table-cell office:value-type="string" calcext:value-type="string">
            <text:p>F87B8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25894656" calcext:value-type="float">
            <text:p>-125894656</text:p>
          </table:table-cell>
          <table:table-cell office:value-type="string" calcext:value-type="string">
            <text:p>F87F0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25550592" calcext:value-type="float">
            <text:p>-125550592</text:p>
          </table:table-cell>
          <table:table-cell office:value-type="string" calcext:value-type="string">
            <text:p>F8844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25173760" calcext:value-type="float">
            <text:p>-125173760</text:p>
          </table:table-cell>
          <table:table-cell office:value-type="string" calcext:value-type="string">
            <text:p>F88A0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4747776" calcext:value-type="float">
            <text:p>-124747776</text:p>
          </table:table-cell>
          <table:table-cell office:value-type="string" calcext:value-type="string">
            <text:p>F8908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07347968" calcext:value-type="float">
            <text:p>-107347968</text:p>
          </table:table-cell>
          <table:table-cell office:value-type="string" calcext:value-type="string">
            <text:p>F99A0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06971136" calcext:value-type="float">
            <text:p>-106971136</text:p>
          </table:table-cell>
          <table:table-cell office:value-type="string" calcext:value-type="string">
            <text:p>F99FC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06921984" calcext:value-type="float">
            <text:p>-106921984</text:p>
          </table:table-cell>
          <table:table-cell office:value-type="string" calcext:value-type="string">
            <text:p>F9A08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06954752" calcext:value-type="float">
            <text:p>-106954752</text:p>
          </table:table-cell>
          <table:table-cell office:value-type="string" calcext:value-type="string">
            <text:p>F9A00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07020288" calcext:value-type="float">
            <text:p>-107020288</text:p>
          </table:table-cell>
          <table:table-cell office:value-type="string" calcext:value-type="string">
            <text:p>F99F0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07085824" calcext:value-type="float">
            <text:p>-107085824</text:p>
          </table:table-cell>
          <table:table-cell office:value-type="string" calcext:value-type="string">
            <text:p>F99E0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07331584" calcext:value-type="float">
            <text:p>-107331584</text:p>
          </table:table-cell>
          <table:table-cell office:value-type="string" calcext:value-type="string">
            <text:p>F99A4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2869376" calcext:value-type="float">
            <text:p>-112869376</text:p>
          </table:table-cell>
          <table:table-cell office:value-type="string" calcext:value-type="string">
            <text:p>F945C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24534784" calcext:value-type="float">
            <text:p>-124534784</text:p>
          </table:table-cell>
          <table:table-cell office:value-type="string" calcext:value-type="string">
            <text:p>F893C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25009920" calcext:value-type="float">
            <text:p>-125009920</text:p>
          </table:table-cell>
          <table:table-cell office:value-type="string" calcext:value-type="string">
            <text:p>F88C8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25370368" calcext:value-type="float">
            <text:p>-125370368</text:p>
          </table:table-cell>
          <table:table-cell office:value-type="string" calcext:value-type="string">
            <text:p>F887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25648896" calcext:value-type="float">
            <text:p>-125648896</text:p>
          </table:table-cell>
          <table:table-cell office:value-type="string" calcext:value-type="string">
            <text:p>F882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25992960" calcext:value-type="float">
            <text:p>-125992960</text:p>
          </table:table-cell>
          <table:table-cell office:value-type="string" calcext:value-type="string">
            <text:p>F87D8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26189568" calcext:value-type="float">
            <text:p>-126189568</text:p>
          </table:table-cell>
          <table:table-cell office:value-type="string" calcext:value-type="string">
            <text:p>F87A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26271488" calcext:value-type="float">
            <text:p>-126271488</text:p>
          </table:table-cell>
          <table:table-cell office:value-type="string" calcext:value-type="string">
            <text:p>F8794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26402560" calcext:value-type="float">
            <text:p>-126402560</text:p>
          </table:table-cell>
          <table:table-cell office:value-type="string" calcext:value-type="string">
            <text:p>F877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26369792" calcext:value-type="float">
            <text:p>-126369792</text:p>
          </table:table-cell>
          <table:table-cell office:value-type="string" calcext:value-type="string">
            <text:p>F877C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26255104" calcext:value-type="float">
            <text:p>-126255104</text:p>
          </table:table-cell>
          <table:table-cell office:value-type="string" calcext:value-type="string">
            <text:p>F879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25960192" calcext:value-type="float">
            <text:p>-125960192</text:p>
          </table:table-cell>
          <table:table-cell office:value-type="string" calcext:value-type="string">
            <text:p>F87E0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25599744" calcext:value-type="float">
            <text:p>-125599744</text:p>
          </table:table-cell>
          <table:table-cell office:value-type="string" calcext:value-type="string">
            <text:p>F8838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25288448" calcext:value-type="float">
            <text:p>-125288448</text:p>
          </table:table-cell>
          <table:table-cell office:value-type="string" calcext:value-type="string">
            <text:p>F8884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24764160" calcext:value-type="float">
            <text:p>-124764160</text:p>
          </table:table-cell>
          <table:table-cell office:value-type="string" calcext:value-type="string">
            <text:p>F8904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06856448" calcext:value-type="float">
            <text:p>-106856448</text:p>
          </table:table-cell>
          <table:table-cell office:value-type="string" calcext:value-type="string">
            <text:p>F9A18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06758144" calcext:value-type="float">
            <text:p>-106758144</text:p>
          </table:table-cell>
          <table:table-cell office:value-type="string" calcext:value-type="string">
            <text:p>F9A30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06774528" calcext:value-type="float">
            <text:p>-106774528</text:p>
          </table:table-cell>
          <table:table-cell office:value-type="string" calcext:value-type="string">
            <text:p>F9A2C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06790912" calcext:value-type="float">
            <text:p>-106790912</text:p>
          </table:table-cell>
          <table:table-cell office:value-type="string" calcext:value-type="string">
            <text:p>F9A28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06889216" calcext:value-type="float">
            <text:p>-106889216</text:p>
          </table:table-cell>
          <table:table-cell office:value-type="string" calcext:value-type="string">
            <text:p>F9A1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24370944" calcext:value-type="float">
            <text:p>-124370944</text:p>
          </table:table-cell>
          <table:table-cell office:value-type="string" calcext:value-type="string">
            <text:p>F8964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24715008" calcext:value-type="float">
            <text:p>-124715008</text:p>
          </table:table-cell>
          <table:table-cell office:value-type="string" calcext:value-type="string">
            <text:p>F8910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25108224" calcext:value-type="float">
            <text:p>-125108224</text:p>
          </table:table-cell>
          <table:table-cell office:value-type="string" calcext:value-type="string">
            <text:p>F88B0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25435904" calcext:value-type="float">
            <text:p>-125435904</text:p>
          </table:table-cell>
          <table:table-cell office:value-type="string" calcext:value-type="string">
            <text:p>F8860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25698048" calcext:value-type="float">
            <text:p>-125698048</text:p>
          </table:table-cell>
          <table:table-cell office:value-type="string" calcext:value-type="string">
            <text:p>F882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25960192" calcext:value-type="float">
            <text:p>-125960192</text:p>
          </table:table-cell>
          <table:table-cell office:value-type="string" calcext:value-type="string">
            <text:p>F87E0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26107648" calcext:value-type="float">
            <text:p>-126107648</text:p>
          </table:table-cell>
          <table:table-cell office:value-type="string" calcext:value-type="string">
            <text:p>F87B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26238720" calcext:value-type="float">
            <text:p>-126238720</text:p>
          </table:table-cell>
          <table:table-cell office:value-type="string" calcext:value-type="string">
            <text:p>F879C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26205952" calcext:value-type="float">
            <text:p>-126205952</text:p>
          </table:table-cell>
          <table:table-cell office:value-type="string" calcext:value-type="string">
            <text:p>F87A4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26058496" calcext:value-type="float">
            <text:p>-126058496</text:p>
          </table:table-cell>
          <table:table-cell office:value-type="string" calcext:value-type="string">
            <text:p>F87C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25812736" calcext:value-type="float">
            <text:p>-125812736</text:p>
          </table:table-cell>
          <table:table-cell office:value-type="string" calcext:value-type="string">
            <text:p>F8804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25501440" calcext:value-type="float">
            <text:p>-125501440</text:p>
          </table:table-cell>
          <table:table-cell office:value-type="string" calcext:value-type="string">
            <text:p>F8850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25140992" calcext:value-type="float">
            <text:p>-125140992</text:p>
          </table:table-cell>
          <table:table-cell office:value-type="string" calcext:value-type="string">
            <text:p>F88A8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24698624" calcext:value-type="float">
            <text:p>-124698624</text:p>
          </table:table-cell>
          <table:table-cell office:value-type="string" calcext:value-type="string">
            <text:p>F8914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2175488" calcext:value-type="float">
            <text:p>-122175488</text:p>
          </table:table-cell>
          <table:table-cell office:value-type="string" calcext:value-type="string">
            <text:p>F8B7C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2:45:47.426020492</dc:date>
    <meta:editing-duration>PT2M29S</meta:editing-duration>
    <meta:editing-cycles>1</meta:editing-cycles>
    <meta:document-statistic meta:table-count="1" meta:cell-count="3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825cm" svg:height="24.863cm" xlink:href=".." xlink:type="simple" chart:class="chart:scatter" chart:style-name="ch1">
        <chart:legend chart:legend-position="end" svg:x="34.973cm" svg:y="12.132cm" style:legend-expansion="high" chart:style-name="ch2"/>
        <chart:plot-area chart:style-name="ch3" table:cell-range-address="'9s sleep'.A1:'9s sleep'.B1000" svg:x="0.756cm" svg:y="0.497cm" svg:width="33.461cm" svg:height="23.869cm">
          <chartooo:coordinate-region svg:x="2.78cm" svg:y="0.696cm" svg:width="31.065cm" svg:height="23.4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9s sleep'.B1:'9s sleep'.B1000" chart:class="chart:scatter">
            <chart:domain table:cell-range-address="'9s sleep'.A1:'9s sleep'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9s sleep'.A1:'9s sleep'.A1000</svg:desc>
                </draw:g>
              </table:table-cell>
              <table:table-cell office:value-type="float" office:value="-112492544">
                <text:p>-112492544</text:p>
                <draw:g>
                  <svg:desc>'9s sleep'.B1:'9s sleep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07462656">
                <text:p>-107462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06889216">
                <text:p>-106889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06643456">
                <text:p>-106643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06708992">
                <text:p>-106708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06708992">
                <text:p>-10670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06708992">
                <text:p>-106708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06856448">
                <text:p>-106856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07069440">
                <text:p>-107069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07413504">
                <text:p>-10741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07823104">
                <text:p>-107823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08380160">
                <text:p>-1083801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8374400">
                <text:p>-118374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22224640">
                <text:p>-122224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24272640">
                <text:p>-1242726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24682240">
                <text:p>-124682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25140992">
                <text:p>-125140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25485056">
                <text:p>-125485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25796352">
                <text:p>-125796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26009344">
                <text:p>-126009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26156800">
                <text:p>-1261568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26238720">
                <text:p>-126238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26255104">
                <text:p>-126255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26189568">
                <text:p>-126189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25927424">
                <text:p>-125927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25255680">
                <text:p>-125255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24764160">
                <text:p>-1247641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24239872">
                <text:p>-124239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23650048">
                <text:p>-123650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20864768">
                <text:p>-120864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07626496">
                <text:p>-107626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06840064">
                <text:p>-106840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06725376">
                <text:p>-106725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06954752">
                <text:p>-106954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07544576">
                <text:p>-107544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08462080">
                <text:p>-1084620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09019136">
                <text:p>-109019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0247936">
                <text:p>-110247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19341056">
                <text:p>-119341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23289600">
                <text:p>-1232896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24157952">
                <text:p>-1241579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24633088">
                <text:p>-1246330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25042688">
                <text:p>-125042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25370368">
                <text:p>-1253703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25894656">
                <text:p>-1258946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26074880">
                <text:p>-1260748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26140416">
                <text:p>-1261404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26156800">
                <text:p>-1261568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25943808">
                <text:p>-125943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25698048">
                <text:p>-125698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25419520">
                <text:p>-1254195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24993536">
                <text:p>-124993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24534784">
                <text:p>-124534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23994112">
                <text:p>-123994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22028032">
                <text:p>-122028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3868800">
                <text:p>-113868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1656960">
                <text:p>-1116569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07233280">
                <text:p>-1072332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06921984">
                <text:p>-106921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06676224">
                <text:p>-1066762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06496000">
                <text:p>-106496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06414080">
                <text:p>-1064140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06446848">
                <text:p>-1064468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06545152">
                <text:p>-1065451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06659840">
                <text:p>-1066598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06889216">
                <text:p>-10688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07626496">
                <text:p>-1076264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08167168">
                <text:p>-108167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0657536">
                <text:p>-1106575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24502016">
                <text:p>-1245020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24895232">
                <text:p>-1248952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25190144">
                <text:p>-125190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25550592">
                <text:p>-125550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25829120">
                <text:p>-1258291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25976576">
                <text:p>-125976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26009344">
                <text:p>-1260093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26025728">
                <text:p>-1260257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25976576">
                <text:p>-1259765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25714432">
                <text:p>-1257144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25403136">
                <text:p>-1254031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25059072">
                <text:p>-1250590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24616704">
                <text:p>-1246167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24059648">
                <text:p>-1240596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22142720">
                <text:p>-1221427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3917952">
                <text:p>-113917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1820800">
                <text:p>-1118208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0084096">
                <text:p>-110084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07397120">
                <text:p>-1073971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07036672">
                <text:p>-1070366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06512384">
                <text:p>-1065123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06397696">
                <text:p>-10639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06446848">
                <text:p>-1064468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06512384">
                <text:p>-106512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06627072">
                <text:p>-1066270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06823680">
                <text:p>-1068236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08593152">
                <text:p>-108593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09248512">
                <text:p>-109248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2951296">
                <text:p>-112951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21749504">
                <text:p>-121749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23469824">
                <text:p>-123469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24026880">
                <text:p>-1240268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24452864">
                <text:p>-124452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24813312">
                <text:p>-1248133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25157376">
                <text:p>-1251573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25485056">
                <text:p>-125485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25763584">
                <text:p>-1257635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25943808">
                <text:p>-1259438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25992960">
                <text:p>-1259929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25960192">
                <text:p>-1259601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25812736">
                <text:p>-1258127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25353984">
                <text:p>-1253539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24960768">
                <text:p>-124960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24502016">
                <text:p>-124502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23961344">
                <text:p>-1239613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22732544">
                <text:p>-1227325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21339904">
                <text:p>-1213399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3000448">
                <text:p>-1130004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2295936">
                <text:p>-112295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09969408">
                <text:p>-1099694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08052480">
                <text:p>-1080524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07675648">
                <text:p>-1076756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06889216">
                <text:p>-1068892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06692608">
                <text:p>-1066926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06512384">
                <text:p>-1065123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06364928">
                <text:p>-1063649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06283008">
                <text:p>-106283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06364928">
                <text:p>-1063649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06496000">
                <text:p>-106496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14507776">
                <text:p>-1145077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19619584">
                <text:p>-1196195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23928576">
                <text:p>-1239285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24370944">
                <text:p>-1243709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24796928">
                <text:p>-1247969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25091840">
                <text:p>-1250918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25435904">
                <text:p>-1254359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25681664">
                <text:p>-1256816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25878272">
                <text:p>-1258782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26025728">
                <text:p>-1260257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25943808">
                <text:p>-1259438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25845504">
                <text:p>-1258455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25616128">
                <text:p>-125616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25304832">
                <text:p>-1253048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24977152">
                <text:p>-1249771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24518400">
                <text:p>-1245184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22109952">
                <text:p>-1221099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1083520">
                <text:p>-1110835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09002752">
                <text:p>-1090027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08675072">
                <text:p>-1086750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08183552">
                <text:p>-1081835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07757568">
                <text:p>-1077575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07413504">
                <text:p>-107413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07036672">
                <text:p>-1070366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06676224">
                <text:p>-1066762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06512384">
                <text:p>-1065123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06414080">
                <text:p>-1064140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06414080">
                <text:p>-1064140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06496000">
                <text:p>-106496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06610688">
                <text:p>-1066106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06790912">
                <text:p>-1067909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0592000">
                <text:p>-110592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13754112">
                <text:p>-113754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19717888">
                <text:p>-1197178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1159680">
                <text:p>-1211596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24059648">
                <text:p>-1240596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24469248">
                <text:p>-12446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24928000">
                <text:p>-124928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25321216">
                <text:p>-1253212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25583360">
                <text:p>-1255833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25829120">
                <text:p>-1258291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26009344">
                <text:p>-1260093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26140416">
                <text:p>-1261404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26140416">
                <text:p>-1261404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25960192">
                <text:p>-1259601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25779968">
                <text:p>-125779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25534208">
                <text:p>-1255342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25140992">
                <text:p>-1251409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24665856">
                <text:p>-1246658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24141568">
                <text:p>-1241415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20143872">
                <text:p>-1201438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07102208">
                <text:p>-1071022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07085824">
                <text:p>-1070858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8407168">
                <text:p>-118407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9242752">
                <text:p>-1192427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20061952">
                <text:p>-1200619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22142720">
                <text:p>-1221427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23469824">
                <text:p>-1234698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23944960">
                <text:p>-1239449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24354560">
                <text:p>-1243545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24878848">
                <text:p>-1248788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25288448">
                <text:p>-1252884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25583360">
                <text:p>-1255833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25960192">
                <text:p>-1259601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26337024">
                <text:p>-1263370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26500864">
                <text:p>-1265008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26500864">
                <text:p>-1265008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26566400">
                <text:p>-1265664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6550016">
                <text:p>-1265500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6402560">
                <text:p>-1264025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6156800">
                <text:p>-1261568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5796352">
                <text:p>-1257963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25403136">
                <text:p>-1254031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24829696">
                <text:p>-1248296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4190720">
                <text:p>-12419072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2880000">
                <text:p>-12288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20799232">
                <text:p>-1207992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3197056">
                <text:p>-1131970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07151360">
                <text:p>-1071513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07036672">
                <text:p>-1070366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07020288">
                <text:p>-1070202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06987520">
                <text:p>-10698752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06971136">
                <text:p>-106971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07102208">
                <text:p>-1071022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07823104">
                <text:p>-1078231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0067712">
                <text:p>-1100677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3082368">
                <text:p>-1130823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7243904">
                <text:p>-1172439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8996992">
                <text:p>-1189969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21339904">
                <text:p>-1213399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22011648">
                <text:p>-1220116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22683392">
                <text:p>-1226833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23748352">
                <text:p>-1237483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24256256">
                <text:p>-1242562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24731392">
                <text:p>-1247313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25206528">
                <text:p>-1252065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25534208">
                <text:p>-1255342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25796352">
                <text:p>-1257963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26124032">
                <text:p>-1261240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26320640">
                <text:p>-12632064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26451712">
                <text:p>-1264517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26550016">
                <text:p>-1265500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6517248">
                <text:p>-1265172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6271488">
                <text:p>-1262714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6025728">
                <text:p>-1260257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5665280">
                <text:p>-1256652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5190144">
                <text:p>-125190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24780544">
                <text:p>-1247805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4223488">
                <text:p>-1242234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1503744">
                <text:p>-1215037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8489088">
                <text:p>-1184890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08068864">
                <text:p>-1080688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07642880">
                <text:p>-1076428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07298816">
                <text:p>-1072988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06938368">
                <text:p>-1069383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06954752">
                <text:p>-1069547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06971136">
                <text:p>-1069711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07462656">
                <text:p>-1074626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10739456">
                <text:p>-1107394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8996992">
                <text:p>-1189969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9865344">
                <text:p>-1198653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21290752">
                <text:p>-1212907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24174336">
                <text:p>-1241743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24600320">
                <text:p>-1246003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25026304">
                <text:p>-1250263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25452288">
                <text:p>-1254522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25779968">
                <text:p>-1257799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26009344">
                <text:p>-126009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26255104">
                <text:p>-1262551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26451712">
                <text:p>-1264517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26533632">
                <text:p>-1265336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26369792">
                <text:p>-1263697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5911040">
                <text:p>-12591104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25190144">
                <text:p>-1251901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4698624">
                <text:p>-1246986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4092416">
                <text:p>-1240924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20029184">
                <text:p>-1200291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2394240">
                <text:p>-11239424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08249088">
                <text:p>-1082490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07872256">
                <text:p>-1078722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07446272">
                <text:p>-1074462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07085824">
                <text:p>-1070858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06905600">
                <text:p>-1069056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06627072">
                <text:p>-1066270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06643456">
                <text:p>-1066434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06692608">
                <text:p>-1066926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06840064">
                <text:p>-1068400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07511808">
                <text:p>-1075118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08019712">
                <text:p>-1080197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1132672">
                <text:p>-1111326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23961344">
                <text:p>-1239613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24534784">
                <text:p>-124534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25009920">
                <text:p>-1250099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25288448">
                <text:p>-1252884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25550592">
                <text:p>-1255505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25829120">
                <text:p>-12582912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26271488">
                <text:p>-126271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26304256">
                <text:p>-1263042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26255104">
                <text:p>-1262551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5894656">
                <text:p>-1258946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25239296">
                <text:p>-1252392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4731392">
                <text:p>-1247313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1421824">
                <text:p>-1214218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3197056">
                <text:p>-113197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0772224">
                <text:p>-1107722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08740608">
                <text:p>-1087406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08232704">
                <text:p>-1082327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07839488">
                <text:p>-1078394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07511808">
                <text:p>-1075118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06856448">
                <text:p>-1068564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06741760">
                <text:p>-1067417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06692608">
                <text:p>-1066926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06807296">
                <text:p>-1068072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07020288">
                <text:p>-1070202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24059648">
                <text:p>-1240596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24518400">
                <text:p>-1245184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25026304">
                <text:p>-1250263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25386752">
                <text:p>-1253867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25681664">
                <text:p>-1256816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26058496">
                <text:p>-1260584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26271488">
                <text:p>-1262714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26353408">
                <text:p>-1263534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26418944">
                <text:p>-1264189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6353408">
                <text:p>-1263534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6222336">
                <text:p>-1262223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5894656">
                <text:p>-1258946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25566976">
                <text:p>-1255669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25255680">
                <text:p>-1252556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4747776">
                <text:p>-1247477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4125184">
                <text:p>-1241251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2175488">
                <text:p>-1221754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3164288">
                <text:p>-1131642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0723072">
                <text:p>-1107230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08675072">
                <text:p>-1086750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08249088">
                <text:p>-1082490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07905024">
                <text:p>-1079050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06954752">
                <text:p>-1069547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06872832">
                <text:p>-1068728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06790912">
                <text:p>-1067909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06774528">
                <text:p>-1067745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06823680">
                <text:p>-1068236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06987520">
                <text:p>-106987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3541120">
                <text:p>-1135411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9488512">
                <text:p>-1194885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24338176">
                <text:p>-1243381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24764160">
                <text:p>-12476416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25222912">
                <text:p>-1252229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25534208">
                <text:p>-1255342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25845504">
                <text:p>-1258455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26074880">
                <text:p>-1260748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26222336">
                <text:p>-1262223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26337024">
                <text:p>-1263370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6287872">
                <text:p>-1262878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6124032">
                <text:p>-1261240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25894656">
                <text:p>-1258946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25550592">
                <text:p>-1255505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25173760">
                <text:p>-12517376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4747776">
                <text:p>-1247477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4174336">
                <text:p>-1241743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19341056">
                <text:p>-1193410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18489088">
                <text:p>-1184890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2672768">
                <text:p>-1126727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2033792">
                <text:p>-1120337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07347968">
                <text:p>-1073479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07102208">
                <text:p>-1071022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06971136">
                <text:p>-1069711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06921984">
                <text:p>-1069219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06954752">
                <text:p>-1069547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07020288">
                <text:p>-1070202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07085824">
                <text:p>-1070858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07331584">
                <text:p>-1073315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07724800">
                <text:p>-1077248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08232704">
                <text:p>-1082327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2869376">
                <text:p>-1128693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20422400">
                <text:p>-1204224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22503168">
                <text:p>-1225031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23060224">
                <text:p>-1230602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24026880">
                <text:p>-1240268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24534784">
                <text:p>-1245347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25009920">
                <text:p>-1250099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25370368">
                <text:p>-1253703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25648896">
                <text:p>-1256488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25992960">
                <text:p>-1259929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26189568">
                <text:p>-1261895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26271488">
                <text:p>-1262714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26402560">
                <text:p>-12640256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26369792">
                <text:p>-1263697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26255104">
                <text:p>-1262551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25960192">
                <text:p>-1259601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25599744">
                <text:p>-1255997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25288448">
                <text:p>-1252884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24764160">
                <text:p>-12476416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4174336">
                <text:p>-12417433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2224640">
                <text:p>-12222464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20094720">
                <text:p>-1200947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18652928">
                <text:p>-1186529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08019712">
                <text:p>-1080197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07610112">
                <text:p>-1076101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06856448">
                <text:p>-10685644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06758144">
                <text:p>-1067581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06774528">
                <text:p>-1067745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06790912">
                <text:p>-1067909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06889216">
                <text:p>-1068892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09690880">
                <text:p>-10969088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2492544">
                <text:p>-1124925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9341056">
                <text:p>-1193410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23895808">
                <text:p>-1238958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24370944">
                <text:p>-12437094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24715008">
                <text:p>-1247150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25108224">
                <text:p>-1251082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25435904">
                <text:p>-1254359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25698048">
                <text:p>-1256980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25960192">
                <text:p>-1259601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26107648">
                <text:p>-1261076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26238720">
                <text:p>-12623872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26205952">
                <text:p>-1262059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26058496">
                <text:p>-1260584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25812736">
                <text:p>-1258127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25501440">
                <text:p>-1255014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25140992">
                <text:p>-1251409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24698624">
                <text:p>-1246986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4125184">
                <text:p>-1241251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2175488">
                <text:p>-1221754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1503744">
                <text:p>-1215037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3917952">
                <text:p>-1139179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3131520">
                <text:p>-1131315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